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4" style:family="table-cell" style:parent-style-name="Default" style:data-style-name="N84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table:style-name="ce4"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 table:number-rows-repeated="10483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00-00-00</text:date>, <text:time style:data-style-name="N2" text:time-value="00:36:31.461304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6T23:58:37.272705911</dc:date>
    <meta:editing-duration>P4DT18H20M29S</meta:editing-duration>
    <meta:editing-cycles>141</meta:editing-cycles>
    <meta:document-statistic meta:table-count="5" meta:cell-count="2649" meta:object-count="0"/>
  </office:meta>
</office:document-meta>
</file>